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2507in"/>
    </style:style>
    <style:style style:name="Table1.B" style:family="table-column">
      <style:table-column-properties style:column-width="1.9271in"/>
    </style:style>
    <style:style style:name="Table1.C" style:family="table-column">
      <style:table-column-properties style:column-width="3.5153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0014in"/>
    </style:style>
    <style:style style:name="Table2.B" style:family="table-column">
      <style:table-column-properties style:column-width="1.8458in"/>
    </style:style>
    <style:style style:name="Table2.C" style:family="table-column">
      <style:table-column-properties style:column-width="3.8458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ize="18pt" fo:font-weight="bold" officeooo:rsid="0000973b" officeooo:paragraph-rsid="0000973b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/>
      <style:text-properties style:font-name="Google Sans Text"/>
    </style:style>
    <style:style style:name="P4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5" style:family="paragraph" style:parent-style-name="Heading_20_3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/>
      <style:text-properties style:font-name="Google Sans"/>
    </style:style>
    <style:style style:name="P6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</style:style>
    <style:style style:name="P9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  <style:text-properties style:font-name="Google Sans Text"/>
    </style:style>
    <style:style style:name="P11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  <style:text-properties style:font-name="Google Sans Text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1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16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Heading_20_4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/>
      <style:text-properties style:font-name="Google Sans"/>
    </style:style>
    <style:style style:name="P23" style:family="paragraph" style:parent-style-name="Text_20_body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/>
    </style:style>
    <style:style style:name="P24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</style:style>
    <style:style style:name="P25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</style:style>
    <style:style style:name="P26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align="justify" style:justify-single-word="false" fo:text-indent="0in" style:auto-text-indent="false" fo:padding="0in" fo:border="none"/>
      <style:text-properties style:font-name="Google Sans Text"/>
    </style:style>
    <style:style style:name="P27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28" style:family="paragraph" style:parent-style-name="Standard">
      <style:paragraph-properties fo:line-height="115%"/>
      <style:text-properties fo:font-style="normal" fo:font-weight="bold" officeooo:rsid="00012cb7" officeooo:paragraph-rsid="00012cb7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line-height="115%"/>
      <style:text-properties officeooo:rsid="00012cb7" officeooo:paragraph-rsid="00012cb7"/>
    </style:style>
    <style:style style:name="P30" style:family="paragraph" style:parent-style-name="Heading_20_3">
      <style:text-properties officeooo:rsid="00012cb7"/>
    </style:style>
    <style:style style:name="P31" style:family="paragraph" style:parent-style-name="Text_20_body">
      <style:text-properties officeooo:rsid="00012cb7"/>
    </style:style>
    <style:style style:name="P32" style:family="paragraph" style:parent-style-name="Text_20_body" style:list-style-name="L8">
      <style:text-properties officeooo:rsid="00012cb7"/>
    </style:style>
    <style:style style:name="P33" style:family="paragraph" style:parent-style-name="Standard">
      <style:text-properties fo:font-style="normal" officeooo:rsid="00012cb7" officeooo:paragraph-rsid="00012cb7" style:font-style-asian="normal" style:font-style-complex="normal"/>
    </style:style>
    <style:style style:name="P34" style:family="paragraph" style:parent-style-name="Heading_20_2">
      <style:paragraph-properties fo:text-align="justify" style:justify-single-word="false" fo:break-before="page"/>
      <style:text-properties fo:font-style="normal" officeooo:rsid="00012cb7" officeooo:paragraph-rsid="00012cb7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officeooo:rsid="00012cb7"/>
    </style:style>
    <style:style style:name="P36" style:family="paragraph" style:parent-style-name="Heading_20_3">
      <style:paragraph-properties fo:text-align="justify" style:justify-single-word="false"/>
      <style:text-properties officeooo:rsid="00012cb7"/>
    </style:style>
    <style:style style:name="P37" style:family="paragraph" style:parent-style-name="Text_20_body" style:list-style-name="L9">
      <style:paragraph-properties fo:text-align="justify" style:justify-single-word="false"/>
      <style:text-properties officeooo:rsid="00012cb7"/>
    </style:style>
    <style:style style:name="P38" style:family="paragraph" style:parent-style-name="Text_20_body" style:list-style-name="L10">
      <style:paragraph-properties fo:text-align="justify" style:justify-single-word="false"/>
      <style:text-properties officeooo:rsid="00012cb7"/>
    </style:style>
    <style:style style:name="P39" style:family="paragraph" style:parent-style-name="Text_20_body" style:list-style-name="L11">
      <style:paragraph-properties fo:text-align="justify" style:justify-single-word="false"/>
      <style:text-properties officeooo:rsid="00012cb7"/>
    </style:style>
    <style:style style:name="P40" style:family="paragraph" style:parent-style-name="Text_20_body" style:list-style-name="L12">
      <style:paragraph-properties fo:text-align="justify" style:justify-single-word="false"/>
      <style:text-properties officeooo:rsid="00012cb7"/>
    </style:style>
    <style:style style:name="P41" style:family="paragraph" style:parent-style-name="Text_20_body">
      <style:paragraph-properties fo:break-before="page"/>
      <style:text-properties fo:font-style="normal" officeooo:rsid="00012cb7" officeooo:paragraph-rsid="00012cb7" style:font-style-asian="normal" style:font-style-complex="normal"/>
    </style:style>
    <style:style style:name="P42" style:family="paragraph" style:parent-style-name="Text_20_body" style:list-style-name="L13">
      <style:paragraph-properties fo:text-align="justify" style:justify-single-word="false"/>
      <style:text-properties officeooo:rsid="00012cb7"/>
    </style:style>
    <style:style style:name="P43" style:family="paragraph" style:parent-style-name="Text_20_body" style:list-style-name="L13">
      <style:paragraph-properties fo:text-align="justify" style:justify-single-word="false"/>
      <style:text-properties fo:font-weight="bold" officeooo:rsid="00012cb7"/>
    </style:style>
    <style:style style:name="P44" style:family="paragraph" style:parent-style-name="Text_20_body" style:list-style-name="L14">
      <style:paragraph-properties fo:text-align="justify" style:justify-single-word="false"/>
      <style:text-properties officeooo:rsid="00012cb7"/>
    </style:style>
    <style:style style:name="T1" style:family="text">
      <style:text-properties officeooo:rsid="00012cb7"/>
    </style:style>
    <style:style style:name="T2" style:family="text">
      <style:text-properties officeooo:rsid="0000973b"/>
    </style:style>
    <style:style style:name="T3" style:family="text">
      <style:text-properties fo:font-weight="bold" officeooo:rsid="0000973b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00973b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Google Sans"/>
    </style:style>
    <style:style style:name="T8" style:family="text">
      <style:text-properties fo:font-weight="bold"/>
    </style:style>
    <style:style style:name="T9" style:family="text">
      <style:text-properties style:font-name="Google Sans Text" fo:font-weight="bold"/>
    </style:style>
    <style:style style:name="T10" style:family="text">
      <style:text-properties style:font-name="Google Sans Text"/>
    </style:style>
    <style:style style:name="T11" style:family="text">
      <style:text-properties style:font-name="Google Sans Text" officeooo:rsid="0000973b"/>
    </style:style>
    <style:style style:name="T12" style:family="text">
      <style:text-properties fo:font-style="italic"/>
    </style:style>
    <style:style style:name="T13" style:family="text">
      <style:text-properties fo:font-weight="bold" officeooo:rsid="00012cb7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oud-Native Network</text:span> Monitoring <text:span text:style-name="T1">System</text:span></text:p>
      <text:p text:style-name="P2"><text:span text:style-name="T2">F</text:span>ocus: <text:span text:style-name="T3">O</text:span><text:span text:style-name="T4">bservability</text:span>, <text:span text:style-name="T4">scalability,</text:span><text:span text:style-name="T4"> a</text:span>nd <text:span text:style-name="T4">infrastructure-as-code</text:span>.</text:p>
      <text:p text:style-name="P3"><text:span text:style-name="T5">Z</text:span><text:span text:style-name="T6">ero-dollar budget → </text:span><text:span text:style-name="T5">A</text:span><text:span text:style-name="T6"> </text:span><text:span text:style-name="T4">"Local-Cloud" setup</text:span><text:span text:style-name="T6">, </text:span>simulat<text:span text:style-name="T2">ing</text:span> a massive network on your own machine using Docker and local automation tools.</text:p>
      <text:p text:style-name="Horizontal_20_Line"/>
      <text:h text:style-name="P4" text:outline-level="2">🏗️ <text:span text:style-name="T7">System Architecture</text:span></text:h>
      <text:p text:style-name="P3">The core of this project: <text:span text:style-name="T8">Producer-Consumer</text:span> pattern. <text:span text:style-name="T2">The </text:span><text:span text:style-name="T4">Django app</text:span> <text:span text:style-name="T2">don</text:span>'t ping servers directly (which would freeze the UI); instead, it delegate<text:span text:style-name="T2">s</text:span> those tasks to <text:span text:style-name="T4">Celery workers</text:span>.</text:p>
      <text:h text:style-name="P5" text:outline-level="3">1. The Backend (Django &amp; PostgreSQL)</text:h>
      <text:p text:style-name="P3">Django will act as your "Command Center."</text:p>
      <text:list text:style-name="L1">
        <text:list-item>
          <text:p text:style-name="P6"><text:span text:style-name="T9">Models:</text:span><text:span text:style-name="T10"> Design a </text:span><text:span text:style-name="Source_20_Text"><text:span text:style-name="T10">Device</text:span></text:span><text:span text:style-name="T10"> model (IP, Status, Last Seen, Device Type) and a </text:span><text:span text:style-name="Source_20_Text"><text:span text:style-name="T10">HealthCheck</text:span></text:span><text:span text:style-name="T10"> model (Response Time, Status Code, Timestamp).</text:span></text:p>
        </text:list-item>
        <text:list-item>
          <text:p text:style-name="P6"><text:span text:style-name="T9">PostgreSQL:</text:span><text:span text:style-name="T10"> Use Django’s </text:span><text:span text:style-name="Source_20_Text"><text:span text:style-name="T10">QuerySets</text:span></text:span><text:span text:style-name="T10"> to generate analytics. </text:span><text:span text:style-name="T11">W</text:span><text:span text:style-name="T10">riting at least one </text:span><text:span text:style-name="T9">Raw SQL query</text:span><text:span text:style-name="T10"> or a complex </text:span><text:span text:style-name="Source_20_Text"><text:span text:style-name="T10">Window Function</text:span></text:span><text:span text:style-name="T10"> to calculate "Uptime Percentage" over the last 24 hours.</text:span></text:p>
        </text:list-item>
      </text:list>
      <text:h text:style-name="P5" text:outline-level="3">2. The Async Engine (Redis &amp; Celery)</text:h>
      <text:list text:style-name="L2">
        <text:list-item>
          <text:p text:style-name="P7"><text:span text:style-name="T8">Task:</text:span> Create a Celery task that pings an IP address or checks an HTTP endpoint.</text:p>
        </text:list-item>
        <text:list-item>
          <text:p text:style-name="P8"><text:span text:style-name="T9">Scheduler:</text:span><text:span text:style-name="T10"> Use </text:span><text:span text:style-name="Source_20_Text"><text:span text:style-name="T10">django-celery-beat</text:span></text:span><text:span text:style-name="T10"> to trigger these pings every 60 seconds automatically.</text:span></text:p>
        </text:list-item>
        <text:list-item>
          <text:p text:style-name="P7"><text:span text:style-name="T8">Redis:</text:span> This run<text:span text:style-name="T2">s</text:span> as a Docker container, acting as the "waiting room" for your tasks.</text:p>
        </text:list-item>
      </text:list>
      <text:h text:style-name="P5" text:outline-level="3">3. The Frontend (React, TypeScript, Redux)</text:h>
      <text:p text:style-name="P3">This is where you prove you can build production-ready interfaces.</text:p>
      <text:list text:style-name="L3">
        <text:list-item>
          <text:p text:style-name="P9"><text:span text:style-name="T9">TypeScript:</text:span><text:span text:style-name="T10"> Define interfaces for your </text:span><text:span text:style-name="Source_20_Text"><text:span text:style-name="T10">Device</text:span></text:span><text:span text:style-name="T10"> and </text:span><text:span text:style-name="Source_20_Text"><text:span text:style-name="T10">Log</text:span></text:span><text:span text:style-name="T10"> objects. No </text:span><text:span text:style-name="Source_20_Text"><text:span text:style-name="T10">any</text:span></text:span><text:span text:style-name="T10"> types!</text:span></text:p>
        </text:list-item>
        <text:list-item>
          <text:p text:style-name="P10"><text:span text:style-name="T8">Redux Toolkit:</text:span> Use it to manage the global state of your device list. When a Celery task updates the DB, the frontend should reflect that (bonus points for using <text:span text:style-name="T8">WebSockets/Django Channels</text:span> for real-time updates).</text:p>
        </text:list-item>
        <text:list-item>
          <text:p text:style-name="P9"><text:span text:style-name="T9">Visualization:</text:span><text:span text:style-name="T10"> Use a library like </text:span><text:span text:style-name="Source_20_Text"><text:span text:style-name="T10">Recharts</text:span></text:span><text:span text:style-name="T10"> to show the "Health" history of a selected device.</text:span></text:p>
        </text:list-item>
      </text:list>
      <text:p text:style-name="Horizontal_20_Line"/>
      <text:h text:style-name="P4" text:outline-level="2">🛠️ <text:span text:style-name="T7">DevOps &amp; The "Zero-Cost" Strategy</text:span></text:h>
      <text:p text:style-name="P3">Since you cannot spend money on cloud providers, you will use your local machine as the "Data Center."</text:p>
      <text:list text:style-name="L4">
        <text:list-item>
          <text:p text:style-name="P11"><text:span text:style-name="T8">Mocking Devices:</text:span> Use a simple shell script or <text:span text:style-name="T8">Ansible</text:span> to spin up 5–10 Nginx containers. These are your "IoT Devices."</text:p>
        </text:list-item>
        <text:list-item>
          <text:p text:style-name="P11"><text:soft-page-break/><text:span text:style-name="T8">Terraform (Local):</text:span> Use the <text:span text:style-name="T8">Terraform Docker Provider</text:span>. This allows you to write code to "provision" your local containers. It shows <text:span text:style-name="T2">my</text:span> understand<text:span text:style-name="T2">ing of </text:span>the <text:span text:style-name="T12">logic</text:span> of Terraform, even if <text:span text:style-name="T2">I am no</text:span>t deploying to AWS.</text:p>
        </text:list-item>
        <text:list-item>
          <text:p text:style-name="P11"><text:span text:style-name="T8">Ansible:</text:span> Use Ansible to "configure" the mocked devices (e.g., changing a file inside the container to simulate a "failure").</text:p>
        </text:list-item>
      </text:list>
      <text:p text:style-name="Horizontal_20_Line"/>
      <text:h text:style-name="P4" text:outline-level="2">🧪 <text:span text:style-name="T7">The Testing Suite</text:span></text:h>
      <text:p text:style-name="P12">To stand out, your PRs (Pull Requests) to your own repo should show a green checkmark from a CI/CD pipeline (like <text:span text:style-name="T8">GitHub Actions</text:span>)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<text:span text:style-name="Strong_20_Emphasis"><text:span text:style-name="T10">Layer</text:span></text:span></text:p>
            </table:table-cell>
            <table:table-cell table:style-name="Table1.A1" office:value-type="string">
              <text:p text:style-name="P13"><text:span text:style-name="Strong_20_Emphasis"><text:span text:style-name="T10">Tool</text:span></text:span></text:p>
            </table:table-cell>
            <table:table-cell table:style-name="Table1.A1" office:value-type="string">
              <text:p text:style-name="P13"><text:span text:style-name="Strong_20_Emphasis"><text:span text:style-name="T10">What to Test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4">Backend</text:p>
          </table:table-cell>
          <table:table-cell table:style-name="Table1.A1" office:value-type="string">
            <text:p text:style-name="P15"><text:span text:style-name="Source_20_Text"><text:span text:style-name="T10">pytest-django</text:span></text:span></text:p>
          </table:table-cell>
          <table:table-cell table:style-name="Table1.A1" office:value-type="string">
            <text:p text:style-name="P15"><text:span text:style-name="T10">Test that a </text:span><text:span text:style-name="Source_20_Text"><text:span text:style-name="T10">Device</text:span></text:span><text:span text:style-name="T10"> can't be created with an invalid IP.</text:span></text:p>
          </table:table-cell>
        </table:table-row>
        <table:table-row>
          <table:table-cell table:style-name="Table1.A1" office:value-type="string">
            <text:p text:style-name="P14">Asynchronous</text:p>
          </table:table-cell>
          <table:table-cell table:style-name="Table1.A1" office:value-type="string">
            <text:p text:style-name="P15"><text:span text:style-name="Source_20_Text"><text:span text:style-name="T10">celery.contrib.testing</text:span></text:span></text:p>
          </table:table-cell>
          <table:table-cell table:style-name="Table1.A1" office:value-type="string">
            <text:p text:style-name="P16">Ensure the ping task actually returns a "success" when a device is up.</text:p>
          </table:table-cell>
        </table:table-row>
        <table:table-row>
          <table:table-cell table:style-name="Table1.A1" office:value-type="string">
            <text:p text:style-name="P14">Frontend</text:p>
          </table:table-cell>
          <table:table-cell table:style-name="Table1.A1" office:value-type="string">
            <text:p text:style-name="P15"><text:span text:style-name="Source_20_Text"><text:span text:style-name="T10">Jest</text:span></text:span><text:span text:style-name="T10"> &amp; </text:span><text:span text:style-name="Source_20_Text"><text:span text:style-name="T10">React Testing Library</text:span></text:span></text:p>
          </table:table-cell>
          <table:table-cell table:style-name="Table1.A1" office:value-type="string">
            <text:p text:style-name="P16">Verify the "Status" badge turns red when the device state is 'Down'.</text:p>
          </table:table-cell>
        </table:table-row>
        <table:table-row>
          <table:table-cell table:style-name="Table1.A1" office:value-type="string">
            <text:p text:style-name="P14">Integration</text:p>
          </table:table-cell>
          <table:table-cell table:style-name="Table1.A1" office:value-type="string">
            <text:p text:style-name="P15"><text:span text:style-name="Source_20_Text"><text:span text:style-name="T10">Cypress</text:span></text:span></text:p>
          </table:table-cell>
          <table:table-cell table:style-name="Table1.A1" office:value-type="string">
            <text:p text:style-name="P16">A full flow: Add a device in the UI -&gt; See it appear in the list.</text:p>
          </table:table-cell>
        </table:table-row>
      </table:table>
      <text:p text:style-name="Standard"/>
      <text:h text:style-name="P17" text:outline-level="2">🚀 Step-by-Step Implementation Plan</text:h>
      <text:list text:style-name="L5">
        <text:list-item>
          <text:p text:style-name="P18"><text:span text:style-name="T8">Phase 1 (The Core):</text:span> Set up a Docker Compose file with Django, PostgreSQL, and Redis. Define your <text:span text:style-name="Source_20_Text">Device</text:span> model.</text:p>
        </text:list-item>
        <text:list-item>
          <text:p text:style-name="P18"><text:span text:style-name="T8">Phase 2 (The Workers):</text:span> Install Celery. Create a task that uses the <text:span text:style-name="Source_20_Text">python-ping</text:span> or <text:span text:style-name="Source_20_Text">requests</text:span> library. Ensure the result is saved to PostgreSQL.</text:p>
        </text:list-item>
        <text:list-item>
          <text:p text:style-name="P18"><text:span text:style-name="T8">Phase 3 (The UI):</text:span> Create the React app with TypeScript. Connect it to your Django REST Framework (DRF) API. Implement Redux for state management.</text:p>
        </text:list-item>
        <text:list-item>
          <text:p text:style-name="P18"><text:span text:style-name="T8">Phase 4 (Automation):</text:span> Write a Terraform script to launch 3 Nginx containers. Add their "internal Docker IPs" to your dashboard.</text:p>
        </text:list-item>
        <text:list-item>
          <text:p text:style-name="P18"><text:span text:style-name="T8">Phase 5 (Polishing):</text:span> Add the test suite and a high-quality <text:span text:style-name="Source_20_Text">README.md</text:span> with a screenshot of the dashboard and a diagram of the architecture.</text:p>
        </text:list-item>
      </text:list>
      <text:p text:style-name="P19"><text:span text:style-name="T13">F</text:span><text:span text:style-name="T8">or CV:</text:span> <text:span text:style-name="T14">"Developed an asynchronous monitoring system capable of tracking 10+ mocked IoT devices with real-time status updates, reducing manual health-check overhead by simulating automated failover triggers."</text:span></text:p>
      <text:p text:style-name="P20"/>
      <text:p text:style-name="P20"/>
      <text:p text:style-name="P20"/>
      <text:p text:style-name="P20"/>
      <text:h text:style-name="P21" text:outline-level="3"><text:soft-page-break/>🔄 <text:span text:style-name="T7">The CI/CD Workflow Architecture</text:span></text:h>
      <text:p text:style-name="P3"><text:span text:style-name="T1">T</text:span>he pipeline <text:span text:style-name="T1">= A</text:span> "gatekeeper." If your code doesn't pass the tests or has messy formatting, it is blocked from reaching the "production" environment.</text:p>
      <text:h text:style-name="P22" text:outline-level="4">1. Continuous Integration (CI): The "Quality Gate"</text:h>
      <text:p text:style-name="P23"><text:span text:style-name="T10">Every time you </text:span><text:span text:style-name="Source_20_Text"><text:span text:style-name="T10">git push</text:span></text:span><text:span text:style-name="T10">, GitHub will spin up a temporary virtual machine to run these checks:</text:span></text:p>
      <text:list text:style-name="L6">
        <text:list-item>
          <text:p text:style-name="P24"><text:span text:style-name="T9">Linting:</text:span><text:span text:style-name="T10"> Uses </text:span><text:span text:style-name="Source_20_Text"><text:span text:style-name="T10">Flake8</text:span></text:span><text:span text:style-name="T10"> (Python) and </text:span><text:span text:style-name="Source_20_Text"><text:span text:style-name="T10">ESLint</text:span></text:span><text:span text:style-name="T10"> (TypeScript) to ensure your code follows style guides.</text:span></text:p>
        </text:list-item>
        <text:list-item>
          <text:p text:style-name="P24"><text:span text:style-name="T9">Unit Tests:</text:span><text:span text:style-name="T10"> Runs your </text:span><text:span text:style-name="Source_20_Text"><text:span text:style-name="T10">pytest</text:span></text:span><text:span text:style-name="T10"> suite for Django and </text:span><text:span text:style-name="Source_20_Text"><text:span text:style-name="T10">Jest/Vitest</text:span></text:span><text:span text:style-name="T10"> for React.</text:span></text:p>
        </text:list-item>
        <text:list-item>
          <text:p text:style-name="P24"><text:span text:style-name="T9">Docker Build Check:</text:span><text:span text:style-name="T10"> GitHub will attempt to build your </text:span><text:span text:style-name="Source_20_Text"><text:span text:style-name="T10">Dockerfile</text:span></text:span><text:span text:style-name="T10">. If it fails, the pipeline breaks. This ensures your project is always "deployable."</text:span></text:p>
        </text:list-item>
      </text:list>
      <text:h text:style-name="P22" text:outline-level="4">2. Continuous Deployment (CD): The "Delivery"</text:h>
      <text:p text:style-name="P3">Since you aren't paying for a cloud server (like AWS or Azure), your "Deployment" step will focus on <text:span text:style-name="T8">Artifact Management</text:span>:</text:p>
      <text:list text:style-name="L7">
        <text:list-item>
          <text:p text:style-name="P25"><text:span text:style-name="T9">Docker Hub Push:</text:span><text:span text:style-name="T10"> On a successful merge to the </text:span><text:span text:style-name="Source_20_Text"><text:span text:style-name="T10">main</text:span></text:span><text:span text:style-name="T10"> branch, the pipeline builds the final images and pushes them to your (free) Docker Hub registry.</text:span></text:p>
        </text:list-item>
        <text:list-item>
          <text:p text:style-name="P26"><text:span text:style-name="T8">The "Handshake":</text:span> This shows <text:span text:style-name="T1">recruiters</text:span> that you know how to package software for distribution, which is exactly how "Cloud-Native" apps are delivered.</text:p>
        </text:list-item>
      </text:list>
      <text:p text:style-name="Horizontal_20_Line"/>
      <text:h text:style-name="P27" text:outline-level="3">🛠️ <text:span text:style-name="T7">Example: Your GitHub Actions Configuration</text:span></text:h>
      <text:p text:style-name="P23"><text:span text:style-name="T10">You will create a file at </text:span><text:span text:style-name="Source_20_Text"><text:span text:style-name="T10">.github/workflows/main.yml</text:span></text:span><text:span text:style-name="T10">. Here is a conceptual breakdown of what that looks lik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3"><text:span text:style-name="Strong_20_Emphasis"><text:span text:style-name="T10">Stage</text:span></text:span></text:p>
            </table:table-cell>
            <table:table-cell table:style-name="Table2.A1" office:value-type="string">
              <text:p text:style-name="P13"><text:span text:style-name="Strong_20_Emphasis"><text:span text:style-name="T10">Tool</text:span></text:span></text:p>
            </table:table-cell>
            <table:table-cell table:style-name="Table2.A1" office:value-type="string">
              <text:p text:style-name="P13"><text:span text:style-name="Strong_20_Emphasis"><text:span text:style-name="T10">Purpos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4">Setup</text:p>
          </table:table-cell>
          <table:table-cell table:style-name="Table2.A1" office:value-type="string">
            <text:p text:style-name="P15"><text:span text:style-name="Source_20_Text"><text:span text:style-name="T10">actions/checkout</text:span></text:span></text:p>
          </table:table-cell>
          <table:table-cell table:style-name="Table2.A1" office:value-type="string">
            <text:p text:style-name="P16">Pulls your code into the GitHub runner.</text:p>
          </table:table-cell>
        </table:table-row>
        <table:table-row>
          <table:table-cell table:style-name="Table2.A1" office:value-type="string">
            <text:p text:style-name="P14">Backend CI</text:p>
          </table:table-cell>
          <table:table-cell table:style-name="Table2.A1" office:value-type="string">
            <text:p text:style-name="P15"><text:span text:style-name="Source_20_Text"><text:span text:style-name="T10">pytest</text:span></text:span></text:p>
          </table:table-cell>
          <table:table-cell table:style-name="Table2.A1" office:value-type="string">
            <text:p text:style-name="P16">Runs Django tests &amp; checks PostgreSQL migrations.</text:p>
          </table:table-cell>
        </table:table-row>
        <table:table-row>
          <table:table-cell table:style-name="Table2.A1" office:value-type="string">
            <text:p text:style-name="P14">Frontend CI</text:p>
          </table:table-cell>
          <table:table-cell table:style-name="Table2.A1" office:value-type="string">
            <text:p text:style-name="P15"><text:span text:style-name="Source_20_Text"><text:span text:style-name="T10">npm test</text:span></text:span></text:p>
          </table:table-cell>
          <table:table-cell table:style-name="Table2.A1" office:value-type="string">
            <text:p text:style-name="P16">Validates React components and Redux logic.</text:p>
          </table:table-cell>
        </table:table-row>
        <table:table-row>
          <table:table-cell table:style-name="Table2.A1" office:value-type="string">
            <text:p text:style-name="P14">Security</text:p>
          </table:table-cell>
          <table:table-cell table:style-name="Table2.A1" office:value-type="string">
            <text:p text:style-name="P15"><text:span text:style-name="Source_20_Text"><text:span text:style-name="T10">bandit</text:span></text:span><text:span text:style-name="T10"> / </text:span><text:span text:style-name="Source_20_Text"><text:span text:style-name="T10">npm audit</text:span></text:span></text:p>
          </table:table-cell>
          <table:table-cell table:style-name="Table2.A1" office:value-type="string">
            <text:p text:style-name="P16">Scans for known vulnerabilities in your dependencies.</text:p>
          </table:table-cell>
        </table:table-row>
        <table:table-row>
          <table:table-cell table:style-name="Table2.A1" office:value-type="string">
            <text:p text:style-name="P14">Build</text:p>
          </table:table-cell>
          <table:table-cell table:style-name="Table2.A1" office:value-type="string">
            <text:p text:style-name="P15"><text:span text:style-name="Source_20_Text"><text:span text:style-name="T10">docker/build-push-action</text:span></text:span></text:p>
          </table:table-cell>
          <table:table-cell table:style-name="Table2.A1" office:value-type="string">
            <text:p text:style-name="P16">Packages the app into a container image.</text:p>
          </table:table-cell>
        </table:table-row>
      </table:table>
      <text:p text:style-name="P20"/>
      <text:p text:style-name="P28">For CV:</text:p>
      <text:p text:style-name="P29"><text:span text:style-name="T15">1. </text:span><text:span text:style-name="T8">Status Badges:</text:span> Include a "Build Passing" badge in your <text:span text:style-name="Source_20_Text">README.md</text:span>. It’s a visual psychological trigger that says "this code works.</text:p>
      <text:p text:style-name="P29"><text:soft-page-break/><text:span text:style-name="T8">2. Pull Request History:</text:span> Show that you didn't just push to <text:span text:style-name="Source_20_Text">main</text:span>. Create "Feature Branches," open a Pull Request, and show the automated checks passing before merging.</text:p>
      <text:h text:style-name="P30" text:outline-level="3">💸 The Zero-Cost "Deployment" Trick</text:h>
      <text:p text:style-name="P31">If you want to show a "live" version of the dashboard without paying for a server:</text:p>
      <text:list text:style-name="L8">
        <text:list-item>
          <text:p text:style-name="P32"><text:span text:style-name="T8">Frontend:</text:span> Deploy the React dashboard to <text:span text:style-name="T8">GitHub Pages</text:span> or <text:span text:style-name="T8">Vercel</text:span> (both free). Use "Mock Data" or a public API for this version.</text:p>
        </text:list-item>
        <text:list-item>
          <text:p text:style-name="P32"><text:span text:style-name="T8">Backend:</text:span> Use a service like <text:span text:style-name="T8">Railway</text:span> or <text:span text:style-name="T8">Render</text:span> (they have free tiers/trial periods) just to host the API, or simply focus on the Docker Hub images as your "delivery" proof.</text:p>
        </text:list-item>
      </text:list>
      <text:p text:style-name="P33"/>
      <text:h text:style-name="P34" text:outline-level="2">🏗️ The 4 Pillars of Cloud-Native in Your Project</text:h>
      <text:p text:style-name="P35">Here is exactly how your specific tech stack fulfills the "Cloud-Native" promise for your CV:</text:p>
      <text:h text:style-name="P36" text:outline-level="3">1. Microservices Architecture (via Docker)</text:h>
      <text:p text:style-name="P35">Instead of one giant "Monolith" where the database, UI, and logic are glued together, you are <text:span text:style-name="T8">decoupling</text:span> them.</text:p>
      <text:list text:style-name="L9">
        <text:list-item>
          <text:p text:style-name="P37"><text:span text:style-name="T8">Your Project:</text:span> You have a Django container, a Postgres container, and a Redis container.</text:p>
        </text:list-item>
        <text:list-item>
          <text:p text:style-name="P37"><text:span text:style-name="T8">Why it's Cloud-Native:</text:span> If you need more processing power for "pinging" devices, you don't need to scale the whole app; you just spin up 5 more <text:span text:style-name="T8">Celery Worker containers</text:span>.</text:p>
        </text:list-item>
      </text:list>
      <text:h text:style-name="P36" text:outline-level="3">2. Containerization (Docker)</text:h>
      <text:p text:style-name="P35">In the old days, you’d say, <text:span text:style-name="T12">"It works on my machine!"</text:span> and the IT team would cry.</text:p>
      <text:list text:style-name="L10">
        <text:list-item>
          <text:p text:style-name="P38"><text:span text:style-name="T8">Your Project:</text:span> By using Docker, your app carries its own environment (OS, Python version, libraries) with it.</text:p>
        </text:list-item>
        <text:list-item>
          <text:p text:style-name="P38"><text:span text:style-name="T8">Why it's Cloud-Native:</text:span> It can run identically on your laptop, a Raspberry Pi, or a massive Google Cloud cluster without changing a single line of code.</text:p>
        </text:list-item>
      </text:list>
      <text:h text:style-name="P36" text:outline-level="3">3. Infrastructure as Code (Terraform &amp; Ansible)</text:h>
      <text:p text:style-name="P35">Cloud-native systems are <text:span text:style-name="T8">programmable</text:span>. You don't click buttons in a dashboard to create a server; you write code to do it.</text:p>
      <text:list text:style-name="L11">
        <text:list-item>
          <text:p text:style-name="P39"><text:span text:style-name="T8">Your Project:</text:span> You are using Terraform to define your "mock" network.</text:p>
        </text:list-item>
        <text:list-item>
          <text:p text:style-name="P39"><text:span text:style-name="T8">Why it's Cloud-Native:</text:span> If your "data center" (your laptop's Docker environment) catches fire, you can recreate the entire infrastructure in seconds by running a script.</text:p>
        </text:list-item>
      </text:list>
      <text:h text:style-name="P36" text:outline-level="3">4. Continuous Delivery (GitHub Actions)</text:h>
      <text:p text:style-name="P35">Cloud-native apps are meant to be updated constantly without "downtime."</text:p>
      <text:list text:style-name="L12">
        <text:list-item>
          <text:p text:style-name="P40"><text:span text:style-name="T8">Your Project:</text:span> Your CI/CD pipeline automatically tests and builds your images.</text:p>
        </text:list-item>
        <text:list-item>
          <text:p text:style-name="P40"><text:span text:style-name="T8">Why it's Cloud-Native:</text:span> It moves the focus from "manual deployment" to <text:span text:style-name="T8">automated workflows</text:span>, which is the heartbeat of modern DevOps.</text:p>
        </text:list-item>
      </text:list>
      <text:p text:style-name="P33"/>
      <text:p text:style-name="P41">This project is like a <text:span text:style-name="T8">"Security Guard Dashboard"</text:span> for a digital warehouse.</text:p>
      <text:p text:style-name="P31">Instead of physical cameras, you have a website (the dashboard) that constantly watches a group of computers (your "servers" or "IoT devices").</text:p>
      <text:p text:style-name="P35">Here is how it works in plain English:</text:p>
      <text:list text:style-name="L13">
        <text:list-item>
          <text:p text:style-name="P42"><text:span text:style-name="T8">The Problem:</text:span> Large companies have thousands of servers. They can't check each one manually to see if it's still working.</text:p>
        </text:list-item>
        <text:list-item>
          <text:p text:style-name="P42"><text:span text:style-name="T8">The Solution:</text:span> You build an automated system that sends a "digital tap on the shoulder" (a ping) to each server every minute.</text:p>
        </text:list-item>
        <text:list-item>
          <text:p text:style-name="P43">The Result:</text:p>
          <text:list>
            <text:list-item>
              <text:p text:style-name="P42">If the server "answers," your dashboard shows a <text:span text:style-name="T8">Green Light</text:span>.</text:p>
            </text:list-item>
            <text:list-item>
              <text:p text:style-name="P42">If it doesn't answer, the light turns <text:span text:style-name="T8">Red</text:span>, and an alert is logged.</text:p>
            </text:list-item>
          </text:list>
        </text:list-item>
      </text:list>
      <text:h text:style-name="P36" text:outline-level="3">How it translates to your "Tech Stack":</text:h>
      <text:list text:style-name="L14">
        <text:list-item>
          <text:p text:style-name="P44"><text:span text:style-name="T8">The "Brains" (Django):</text:span> Keeps a list of all the servers you want to watch.</text:p>
        </text:list-item>
        <text:list-item>
          <text:p text:style-name="P44"><text:span text:style-name="T8">The "Watchman" (Celery &amp; Redis):</text:span> This is a helper that works in the background. It does the boring work of pinging the servers so the website stays fast and doesn't freeze while waiting for an answer.</text:p>
        </text:list-item>
        <text:list-item>
          <text:p text:style-name="P44"><text:span text:style-name="T8">The "Eyes" (React &amp; TypeScript):</text:span> A clean, modern screen where a human can see the status of everything at a glance.</text:p>
        </text:list-item>
        <text:list-item>
          <text:p text:style-name="P44"><text:span text:style-name="T8">The "Fake Servers" (Docker &amp; Terraform):</text:span> Since you don't own 50 physical computers, you use code to create "pretend" servers on your own laptop to prove your system actually works.</text:p>
        </text:list-item>
      </text:list>
      <text:p text:style-name="P35"><text:span text:style-name="T8">For CV, it says:</text:span><text:span text:style-name="T14"> "I know how to build professional systems that monitor expensive infrastructure, find problems automatically, and look great while doing it."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7:09:11.032928300</meta:creation-date>
    <dc:date>2026-05-01T17:28:53.237729400</dc:date>
    <meta:editing-duration>PT8M55S</meta:editing-duration>
    <meta:editing-cycles>2</meta:editing-cycles>
    <meta:generator>LibreOffice/26.2.0.3$Windows_X86_64 LibreOffice_project/620$Build-3</meta:generator>
    <meta:document-statistic meta:table-count="2" meta:image-count="0" meta:object-count="0" meta:page-count="6" meta:paragraph-count="117" meta:word-count="1499" meta:character-count="9032" meta:non-whitespace-character-count="7691"/>
  </office:meta>
</office:document-meta>
</file>